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72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121">
      <style:table-cell-properties style:text-align-source="value-type" style:repeat-content="false" fo:padding-bottom="0.0193in" fo:padding-left="0.0138in" fo:padding-right="0.0138in" fo:padding-top="0.0193in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>
            <text:p>Purpose</text:p>
          </table:table-cell>
          <table:table-cell table:style-name="Default" office:value-type="string">
            <text:p>Date</text:p>
          </table:table-cell>
          <table:table-cell office:value-type="string">
            <text:p>Amount in Rs.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In-Circuit components</text:p>
          </table:table-cell>
          <table:table-cell table:style-name="ce2" office:value-type="date" office:date-value="2011-12-02">
            <text:p>02/12/2011</text:p>
          </table:table-cell>
          <table:table-cell office:value-type="float" office:value="44.43">
            <text:p>44.43</text:p>
          </table:table-cell>
          <table:table-cell table:number-columns-repeated="2"/>
        </table:table-row>
        <table:table-row table:style-name="ro1">
          <table:table-cell office:value-type="string">
            <text:p>SuperGlue for second casing</text:p>
          </table:table-cell>
          <table:table-cell office:value-type="string">
            <text:p>17/03/2012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SuperGlue for second casing</text:p>
          </table:table-cell>
          <table:table-cell office:value-type="string">
            <text:p>16/04/201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7-segment LED displays for prototype of third casing</text:p>
          </table:table-cell>
          <table:table-cell office:value-type="date" office:date-value="2012-06-04">
            <text:p>04/06/2012</text:p>
          </table:table-cell>
          <table:table-cell office:value-type="float" office:value="324">
            <text:p>324</text:p>
          </table:table-cell>
          <table:table-cell table:number-columns-repeated="2"/>
        </table:table-row>
        <table:table-row table:style-name="ro1">
          <table:table-cell office:value-type="string">
            <text:p>Prototype casings (for display and for main board)</text:p>
          </table:table-cell>
          <table:table-cell office:value-type="date" office:date-value="2012-06-07">
            <text:p>07/06/2012</text:p>
          </table:table-cell>
          <table:table-cell office:value-type="float" office:value="563.4">
            <text:p>563.4</text:p>
          </table:table-cell>
          <table:table-cell table:number-columns-repeated="2"/>
        </table:table-row>
        <table:table-row table:style-name="ro1">
          <table:table-cell office:value-type="string">
            <text:p>Casings for main board, misc. parts in bigger quantity</text:p>
          </table:table-cell>
          <table:table-cell office:value-type="date" office:date-value="2012-06-09">
            <text:p>09/06/2012</text:p>
          </table:table-cell>
          <table:table-cell office:value-type="float" office:value="1170">
            <text:p>1170</text:p>
          </table:table-cell>
          <table:table-cell table:number-columns-repeated="2"/>
        </table:table-row>
        <table:table-row table:style-name="ro1">
          <table:table-cell office:value-type="string">
            <text:p>7-segment LED displays, misc. parts in bigger quantity</text:p>
          </table:table-cell>
          <table:table-cell office:value-type="date" office:date-value="2012-06-10">
            <text:p>10/06/2012</text:p>
          </table:table-cell>
          <table:table-cell office:value-type="float" office:value="1908">
            <text:p>1908</text:p>
          </table:table-cell>
          <table:table-cell table:number-columns-repeated="2"/>
        </table:table-row>
        <table:table-row table:style-name="ro1">
          <table:table-cell office:value-type="string">
            <text:p>Connectors for display</text:p>
          </table:table-cell>
          <table:table-cell office:value-type="date" office:date-value="2012-06-10">
            <text:p>10/06/2012</text:p>
          </table:table-cell>
          <table:table-cell office:value-type="float" office:value="653.4">
            <text:p>653.4</text:p>
          </table:table-cell>
          <table:table-cell table:number-columns-repeated="2"/>
        </table:table-row>
        <table:table-row table:style-name="ro1">
          <table:table-cell office:value-type="string">
            <text:p>RJ45 jacks (female) with casing (for power supply)</text:p>
          </table:table-cell>
          <table:table-cell office:value-type="date" office:date-value="2012-06-21">
            <text:p>21/06/2012</text:p>
          </table:table-cell>
          <table:table-cell office:value-type="float" office:value="500">
            <text:p>500</text:p>
          </table:table-cell>
          <table:table-cell table:number-columns-repeated="2"/>
        </table:table-row>
        <table:table-row table:style-name="ro1">
          <table:table-cell office:value-type="string">
            <text:p>1 display casing for extra module, 4 main board casings</text:p>
          </table:table-cell>
          <table:table-cell office:value-type="date" office:date-value="2012-06-26">
            <text:p>26/06/2012</text:p>
          </table:table-cell>
          <table:table-cell office:value-type="float" office:value="872.938">
            <text:p>872.938</text:p>
          </table:table-cell>
          <table:table-cell table:number-columns-repeated="2"/>
        </table:table-row>
        <table:table-row table:style-name="ro1">
          <table:table-cell office:value-type="string">
            <text:p>4 7-segment displays for spare module and a couple extra</text:p>
          </table:table-cell>
          <table:table-cell office:value-type="date" office:date-value="2012-06-30">
            <text:p>30/06/2012</text:p>
          </table:table-cell>
          <table:table-cell office:value-type="float" office:value="581.914">
            <text:p>581.914</text:p>
          </table:table-cell>
          <table:table-cell/>
          <table:table-cell table:style-name="ce1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>
          <table:table-cell/>
          <table:table-cell table:style-name="Default"/>
          <table:table-cell table:formula="of:=SUM([.C3:.C13])" office:value-type="float" office:value="6668.082">
            <text:p>6668.082</text:p>
          </table:table-cell>
          <table:table-cell/>
          <table:table-cell table:style-name="ce1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 </meta:initial-creator>
    <meta:creation-date>2012-06-28T15:29:45</meta:creation-date>
    <dc:date>2012-07-04T08:51:23</dc:date>
    <dc:creator>bl </dc:creator>
    <meta:editing-duration>PT25M45S</meta:editing-duration>
    <meta:editing-cycles>6</meta:editing-cycles>
    <meta:generator>LibreOffice/3.5$Linux_x86 LibreOffice_project/350m1$Build-202</meta:generator>
    <meta:document-statistic meta:table-count="3" meta:cell-count="37" meta:object-count="0"/>
  </office:meta>
</office:document-meta>
</file>